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1C0000001C5CB0B142116A3CDF.png" manifest:media-type="image/png"/>
  <manifest:file-entry manifest:full-path="Pictures/100003170000029500000295F6057AA1E7E63E2D.svg" manifest:media-type="image/svg+xml"/>
  <manifest:file-entry manifest:full-path="Pictures/1000020100000070000000430107D9E6A451EEA2.png" manifest:media-type="image/png"/>
  <manifest:file-entry manifest:full-path="Pictures/10000D5E00000A5600000634F4EBFC140C5BA0CC.svg" manifest:media-type="image/svg+xml"/>
  <manifest:file-entry manifest:full-path="Pictures/100002010000029E000002EAE4F236E11D5FC778.png" manifest:media-type="image/png"/>
  <manifest:file-entry manifest:full-path="Pictures/100015D0000047710000504B5E4079B66EF3ABFB.svg" manifest:media-type="image/svg+xml"/>
  <manifest:file-entry manifest:full-path="Pictures/100000000000000800000008D65121279EDCA62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0.626cm" fo:min-width="0.397cm" fo:padding-top="0.165cm" fo:padding-bottom="0.165cm" fo:padding-left="0.29cm" fo:padding-right="0.29cm"/>
    </style:style>
    <style:style style:name="gr2" style:family="graphic" style:parent-style-name="standard">
      <style:graphic-properties draw:stroke="none" svg:stroke-color="#000000" draw:marker-start="" draw:fill-color="#000000" draw:textarea-horizontal-align="justify" draw:textarea-vertical-align="middle" draw:auto-grow-height="false" fo:min-height="0.06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.294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9cm" fo:min-width="0.462cm"/>
      <style:paragraph-properties style:writing-mode="lr-tb"/>
    </style:style>
    <style:style style:name="gr5" style:family="graphic" style:parent-style-name="standard">
      <style:graphic-properties draw:stroke="none" draw:fill-color="#666666" draw:textarea-horizontal-align="justify" draw:textarea-vertical-align="middle" draw:auto-grow-height="false" fo:min-height="0.744cm" fo:min-width="1.094cm"/>
    </style:style>
    <style:style style:name="gr6" style:family="graphic" style:parent-style-name="standard">
      <style:graphic-properties svg:stroke-width="0.081cm" svg:stroke-color="#eeeeee" draw:marker-start-width="0.321cm" draw:marker-end-width="0.321cm" draw:fill="none" draw:fill-color="#ffffff" draw:textarea-horizontal-align="justify" draw:textarea-vertical-align="middle" draw:auto-grow-height="false" fo:min-height="0.166cm" fo:min-width="0cm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666666" draw:fill-color="#666666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draw:fill-color="#eeeeee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draw:fill="solid" draw:fill-color="#808080" draw:textarea-horizontal-align="justify" draw:textarea-vertical-align="middle" draw:auto-grow-height="false" fo:min-height="0.75cm" fo:min-width="0.5cm"/>
    </style:style>
    <style:style style:name="gr10" style:family="graphic" style:parent-style-name="objectwithoutfill">
      <style:graphic-properties svg:stroke-width="0.053cm" svg:stroke-color="#ffbf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28cm" svg:stroke-color="#dddddd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12" style:family="graphic" style:parent-style-name="standard">
      <style:graphic-properties draw:stroke="none" draw:fill-color="#808080" draw:textarea-horizontal-align="justify" draw:textarea-vertical-align="middle" draw:auto-grow-height="false" fo:min-height="0.75cm" fo:min-width="0.5cm"/>
    </style:style>
    <style:style style:name="gr13" style:family="graphic" style:parent-style-name="objectwithoutfill">
      <style:graphic-properties svg:stroke-width="0.053cm" svg:stroke-color="#ffffff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draw:fill-color="#808080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422cm" fo:min-width="0cm"/>
    </style:style>
    <style:style style:name="gr17" style:family="graphic" style:parent-style-name="standard">
      <style:graphic-properties draw:stroke="none" draw:fill-color="#ff0000"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draw:fill="hatch" draw:fill-hatch-name="Black_20_0_20_Degrees" draw:textarea-horizontal-align="justify" draw:textarea-vertical-align="middle" draw:auto-grow-height="false" fo:min-height="0.35cm" fo:min-width="0cm"/>
    </style:style>
    <style:style style:name="gr19" style:family="graphic" style:parent-style-name="objectwithoutfill">
      <style:graphic-properties svg:stroke-width="0.028cm" svg:stroke-color="#ff0000" draw:marker-start-width="0.242cm" draw:marker-end-width="0.242cm" draw:fill="solid" draw:textarea-vertical-align="middle" fo:padding-top="0.139cm" fo:padding-bottom="0.139cm" fo:padding-left="0.264cm" fo:padding-right="0.264cm"/>
    </style:style>
    <style:style style:name="gr20" style:family="graphic" style:parent-style-name="standard">
      <style:graphic-properties svg:stroke-color="#ffffff" draw:fill="bitmap" draw:fill-color="#ffffff" draw:fill-image-name="_32_0_20_Percent" draw:textarea-horizontal-align="justify" draw:textarea-vertical-align="middle" draw:auto-grow-height="false" fo:min-height="0.104cm" fo:min-width="0cm"/>
    </style:style>
    <style:style style:name="gr21" style:family="graphic" style:parent-style-name="standard">
      <style:graphic-properties svg:stroke-width="0.05cm" svg:stroke-color="#000000" draw:marker-start-width="0.28cm" draw:marker-end-width="0.28cm" draw:fill="solid" draw:fill-color="#50200c" draw:textarea-horizontal-align="justify" draw:textarea-vertical-align="middle" draw:auto-grow-height="false" fo:min-height="1.089cm" fo:min-width="1.462cm" fo:padding-top="0.15cm" fo:padding-bottom="0.15cm" fo:padding-left="0.275cm" fo:padding-right="0.275cm"/>
    </style:style>
    <style:style style:name="gr22" style:family="graphic" style:parent-style-name="objectwithoutfill">
      <style:graphic-properties svg:stroke-color="#000000" draw:fill="solid" draw:textarea-vertical-align="middle"/>
    </style:style>
    <style:style style:name="gr23" style:family="graphic" style:parent-style-name="standard">
      <style:graphic-properties svg:stroke-width="0.05cm" svg:stroke-color="#000000" draw:marker-start-width="0.28cm" draw:marker-end-width="0.28cm" draw:fill="solid" draw:fill-color="#729fcf" draw:textarea-horizontal-align="justify" draw:textarea-vertical-align="middle" draw:auto-grow-height="false" fo:min-height="0.714cm" fo:min-width="0.95cm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width="0.05cm" svg:stroke-color="#000000" draw:marker-start-width="0.28cm" draw:marker-end-width="0.28cm" draw:fill="solid" draw:fill-color="#5eb91e" draw:textarea-vertical-align="middle"/>
    </style:style>
    <style:style style:name="gr25" style:family="graphic" style:parent-style-name="standard">
      <style:graphic-properties draw:stroke="none" svg:stroke-width="0.05cm" svg:stroke-color="#000000" draw:marker-start-width="0.28cm" draw:marker-end-width="0.28cm" draw:fill="solid" draw:fill-color="#50938a" draw:textarea-vertical-align="middle"/>
    </style:style>
    <style:style style:name="gr26" style:family="graphic" style:parent-style-name="standard">
      <style:graphic-properties svg:stroke-width="0.05cm" svg:stroke-color="#000000" draw:marker-start-width="0.28cm" draw:marker-end-width="0.28cm" draw:fill="solid" draw:fill-color="#ffffa6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7" style:family="graphic" style:parent-style-name="Object_20_with_20_no_20_fill_20_and_20_no_20_line">
      <style:graphic-properties draw:stroke="none" svg:stroke-width="0.05cm" svg:stroke-color="#000000" draw:marker-start-width="0.28cm" draw:marker-end-width="0.28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ctwithoutfill">
      <style:graphic-properties svg:stroke-width="0.1cm" svg:stroke-color="#000000" draw:marker-start-width="0.35cm" draw:marker-end="Rounded_20_short_20_Arrow" draw:marker-end-width="0.35cm" draw:fill="solid" draw:textarea-vertical-align="middle" fo:padding-top="0.175cm" fo:padding-bottom="0.175cm" fo:padding-left="0.3cm" fo:padding-right="0.3cm"/>
    </style:style>
    <style:style style:name="gr29" style:family="graphic" style:parent-style-name="standard">
      <style:graphic-properties draw:stroke="none" draw:fill-color="#ff6d6d" draw:opacity="100%" draw:opacity-name="" draw:textarea-horizontal-align="justify" draw:textarea-vertical-align="middle" draw:auto-grow-height="false" fo:min-height="0cm" fo:min-width="0cm"/>
    </style:style>
    <style:style style:name="gr30" style:family="graphic" style:parent-style-name="standard">
      <style:graphic-properties draw:stroke="none" draw:fill-color="#729fcf" draw:opacity="100%" draw:opacity-name="" draw:textarea-horizontal-align="justify" draw:textarea-vertical-align="middle" draw:auto-grow-height="false" fo:min-height="0cm" fo:min-width="0cm"/>
    </style:style>
    <style:style style:name="gr31" style:family="graphic" style:parent-style-name="standard">
      <style:graphic-properties draw:stroke="none" draw:fill-color="#77bc65" draw:opacity="100%" draw:opacity-name="" draw:textarea-horizontal-align="justify" draw:textarea-vertical-align="middle" draw:auto-grow-height="false" fo:min-height="0cm" fo:min-width="0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3" style:family="graphic" style:parent-style-name="Object_20_with_20_no_20_fill_20_and_20_no_20_line">
      <style:graphic-properties draw:stroke="none" draw:textarea-horizontal-align="center" draw:textarea-vertical-align="middle" draw:color-mode="standard" draw:luminance="0%" draw:contrast="0%" draw:gamma="100%" draw:red="100%" draw:green="100%" draw:blue="100%" fo:clip="rect(0cm, 0cm, 0cm, 0cm)" draw:image-opacity="100%" style:mirror="none"/>
    </style:style>
    <style:style style:name="gr3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100%" draw:green="100%" draw:blue="100%" fo:clip="rect(0cm, 0cm, 0cm, 0cm)" draw:image-opacity="100%" style:mirror="none"/>
    </style:style>
    <style:style style:name="gr35" style:family="graphic" style:parent-style-name="standard">
      <style:graphic-properties svg:stroke-width="0.081cm" svg:stroke-color="#ffffff" draw:marker-start-width="0.321cm" draw:marker-end-width="0.321cm" draw:fill-color="#ffffff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gr36" style:family="graphic" style:parent-style-name="standard">
      <style:graphic-properties draw:stroke="none" draw:fill-color="#000000" draw:textarea-vertical-align="middle"/>
    </style:style>
    <style:style style:name="gr37" style:family="graphic" style:parent-style-name="objectwithoutfill">
      <style:graphic-properties svg:stroke-width="0.081cm" svg:stroke-color="#ffffff" draw:marker-start-width="0.321cm" draw:marker-end-width="0.321cm" draw:fill="solid" draw:textarea-vertical-align="middle" fo:padding-top="0.165cm" fo:padding-bottom="0.165cm" fo:padding-left="0.29cm" fo:padding-right="0.2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text-properties fo:font-size="18pt"/>
    </style:style>
    <style:style style:name="P4" style:family="paragraph">
      <loext:graphic-properties draw:fill="none" draw:fill-color="#ffffff"/>
      <style:paragraph-properties style:writing-mode="lr-tb"/>
      <style:text-properties fo:font-size="18pt" fo:font-weight="bold"/>
    </style:style>
    <style:style style:name="P5" style:family="paragraph">
      <style:text-properties fo:font-size="18pt" style:font-size-asian="18pt" style:font-size-complex="18pt"/>
    </style:style>
    <style:style style:name="P6" style:family="paragraph">
      <loext:graphic-properties draw:fill="none" draw:fill-color="#ffffff"/>
      <style:paragraph-properties style:writing-mode="lr-tb"/>
      <style:text-properties fo:color="#ffffff" loext:opacity="100%" fo:font-size="18pt" fo:font-weight="bold" style:font-size-asian="18pt" style:font-size-complex="18pt"/>
    </style:style>
    <style:style style:name="P7" style:family="paragraph">
      <loext:graphic-properties draw:fill-color="#666666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-color="#eeeeee"/>
      <style:paragraph-properties fo:text-align="center"/>
    </style:style>
    <style:style style:name="P10" style:family="paragraph">
      <loext:graphic-properties draw:fill="solid" draw:fill-color="#808080"/>
      <style:paragraph-properties fo:text-align="center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-color="#808080"/>
      <style:paragraph-properties fo:text-align="center"/>
    </style:style>
    <style:style style:name="P13" style:family="paragraph">
      <loext:graphic-properties draw:fill-color="#ff0000"/>
      <style:paragraph-properties fo:text-align="center"/>
    </style:style>
    <style:style style:name="P14" style:family="paragraph">
      <loext:graphic-properties draw:fill="hatch" draw:fill-hatch-name="Black_20_0_20_Degrees"/>
      <style:paragraph-properties fo:text-align="center"/>
    </style:style>
    <style:style style:name="P15" style:family="paragraph">
      <loext:graphic-properties draw:fill="bitmap" draw:fill-color="#ffffff" draw:fill-image-name="_32_0_20_Percent"/>
      <style:paragraph-properties fo:text-align="center"/>
    </style:style>
    <style:style style:name="P16" style:family="paragraph">
      <loext:graphic-properties draw:fill="solid" draw:fill-color="#50200c"/>
      <style:paragraph-properties fo:text-align="center"/>
    </style:style>
    <style:style style:name="P17" style:family="paragraph">
      <loext:graphic-properties draw:fill="solid" draw:fill-color="#729fcf"/>
      <style:paragraph-properties fo:text-align="center"/>
    </style:style>
    <style:style style:name="P18" style:family="paragraph">
      <loext:graphic-properties draw:fill="solid" draw:fill-color="#5eb91e"/>
      <style:paragraph-properties fo:text-align="center"/>
    </style:style>
    <style:style style:name="P19" style:family="paragraph">
      <loext:graphic-properties draw:fill="solid" draw:fill-color="#50938a"/>
      <style:paragraph-properties fo:text-align="center"/>
    </style:style>
    <style:style style:name="P20" style:family="paragraph">
      <loext:graphic-properties draw:fill="solid" draw:fill-color="#ffffa6"/>
      <style:paragraph-properties fo:text-align="center"/>
    </style:style>
    <style:style style:name="P21" style:family="paragraph">
      <loext:graphic-properties draw:fill="none"/>
      <style:paragraph-properties fo:text-align="center"/>
    </style:style>
    <style:style style:name="P22" style:family="paragraph">
      <loext:graphic-properties draw:fill-color="#ff6d6d" draw:opacity="100%"/>
      <style:paragraph-properties fo:text-align="center"/>
    </style:style>
    <style:style style:name="P23" style:family="paragraph">
      <loext:graphic-properties draw:fill-color="#729fcf" draw:opacity="100%"/>
      <style:paragraph-properties fo:text-align="center"/>
    </style:style>
    <style:style style:name="P24" style:family="paragraph">
      <loext:graphic-properties draw:fill-color="#77bc65" draw:opacity="100%"/>
      <style:paragraph-properties fo:text-align="center"/>
    </style:style>
    <style:style style:name="P25" style:family="paragraph">
      <loext:graphic-properties draw:fill="none" draw:fill-color="#ffffff"/>
    </style:style>
    <style:style style:name="P26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color="#ffffff" loext:opacity="100%" fo:font-size="18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977cm" svg:height="0.956cm" svg:x="10.223cm" svg:y="3.49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976cm" svg:height="0.956cm" svg:x="10.222cm" svg:y="3.492cm">
            <text:p/>
  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  </draw:custom-shape>
          <draw:frame draw:style-name="gr3" draw:text-style-name="P4" draw:layer="layout" svg:width="0.54cm" svg:height="1cm" svg:x="10.1cm" svg:y="3.326cm">
            <draw:text-box>
              <text:p text:style-name="P3"><text:span text:style-name="T1">+</text:span></text:p>
            </draw:text-box>
          </draw:frame>
          <draw:frame draw:style-name="gr4" draw:text-style-name="P6" draw:layer="layout" svg:width="0.656cm" svg:height="1.789cm" svg:x="10.489cm" svg:y="3.711cm">
            <draw:text-box>
              <text:p text:style-name="P5"><text:span text:style-name="T2">–</text:span></text:p>
            </draw:text-box>
          </draw:frame>
        </draw:g>
        <draw:g>
          <draw:custom-shape draw:style-name="gr5" draw:text-style-name="P7" draw:layer="layout" svg:width="1.7cm" svg:height="1.1cm" svg:x="1cm" svg:y="1.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8" draw:layer="layout" svg:width="0.7cm" svg:height="0.7cm" svg:x="1.5cm" svg:y="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7" draw:layer="layout" svg:width="0.7cm" svg:height="0.2cm" svg:x="1.5cm" svg:y="1.4cm">
            <text:p/>
            <draw:enhanced-geometry svg:viewBox="0 0 21600 21600" draw:mirror-vertical="tru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8" draw:text-style-name="P9" draw:layer="layout" svg:width="0.1cm" svg:height="0.1cm" svg:x="2.4cm" svg:y="1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9" draw:text-style-name="P10" draw:layer="layout" svg:width="1cm" svg:height="1cm" svg:x="14.2cm" svg:y="3.5cm">
            <text:p/>
            <draw:enhanced-geometry svg:viewBox="0 0 21600 21600" draw:type="rectangle" draw:enhanced-path="M 0 0 L 21600 0 21600 21600 0 21600 0 0 Z N"/>
          </draw:custom-shape>
          <draw:path draw:style-name="gr10" draw:text-style-name="P11" draw:layer="layout" svg:width="0.986cm" svg:height="0.34cm" draw:transform="skewX (0.154636171726698) rotate (0.46478117980609) translate (14.1824875212897cm 4.07197200600558cm)" svg:viewBox="0 0 987 341" svg:d="M0 306c74 34 160 50 252 17 245-86 283-212 498-318 51-26 237 60 237 60">
            <text:p/>
          </draw:path>
          <draw:line draw:style-name="gr11" draw:text-style-name="P11" draw:layer="layout" svg:x1="14.277cm" svg:y1="4.366cm" svg:x2="14.277cm" svg:y2="3.644cm">
            <text:p/>
          </draw:line>
          <draw:line draw:style-name="gr11" draw:text-style-name="P11" draw:layer="layout" svg:x1="14.277cm" svg:y1="4.367cm" svg:x2="15.123cm" svg:y2="4.367cm">
            <text:p/>
          </draw:line>
        </draw:g>
        <draw:g>
          <draw:custom-shape draw:style-name="gr12" draw:text-style-name="P12" draw:layer="layout" svg:width="1cm" svg:height="1cm" svg:x="6.2cm" svg:y="3.5cm">
            <text:p/>
            <draw:enhanced-geometry svg:viewBox="0 0 21600 21600" draw:type="rectangle" draw:enhanced-path="M 0 0 L 21600 0 21600 21600 0 21600 0 0 Z N"/>
          </draw:custom-shape>
          <draw:g>
            <draw:path draw:style-name="gr13" draw:text-style-name="P11" draw:layer="layout" svg:width="0.662cm" svg:height="0.373cm" draw:transform="skewX (0.189717289691784) rotate (-1.00740404425113) translate (6.43052642931804cm 3.64997903509013cm)" svg:viewBox="0 0 663 374" svg:d="M0 0c415-2 663 374 663 374">
              <text:p/>
            </draw:path>
            <draw:path draw:style-name="gr13" draw:text-style-name="P11" draw:layer="layout" svg:width="0.664cm" svg:height="0.378cm" draw:transform="skewX (-0.20018926520375) rotate (0.998153799215557) translate (6.06912427807811cm 4.20915572724503cm)" svg:viewBox="0 0 665 379" svg:d="M665 0c-415 2-665 379-665 379">
              <text:p/>
            </draw:path>
          </draw:g>
          <draw:custom-shape draw:style-name="gr14" draw:text-style-name="P1" draw:layer="layout" svg:width="0.42cm" svg:height="0.15cm" draw:transform="rotate (-1.06465084371654) translate (6.916cm 3.858cm)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3cm" svg:height="0.3cm" draw:transform="rotate (-1.06465084371654) translate (6.862cm 3.6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5" draw:text-style-name="P12" draw:layer="layout" svg:width="0.197cm" svg:height="0.135cm" draw:transform="rotate (-1.06465084371654) translate (6.775cm 3.618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12" draw:layer="layout" svg:width="1cm" svg:height="1cm" svg:x="2.2cm" svg:y="3.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2cm" svg:height="0.2cm" svg:x="2.581cm" svg:y="4.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" draw:layer="layout" svg:width="0.1cm" svg:height="0.7cm" svg:x="2.632cm" svg:y="3.6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13" draw:layer="layout" svg:width="0.124cm" svg:height="0.121cm" svg:x="2.621cm" svg:y="4.2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4" draw:layer="layout" svg:width="0.032cm" svg:height="0.6cm" svg:x="2.701cm" svg:y="3.63cm">
            <text:p/>
            <draw:enhanced-geometry svg:viewBox="0 0 21600 21600" draw:type="rectangle" draw:enhanced-path="M 0 0 L 21600 0 21600 21600 0 21600 0 0 Z N"/>
          </draw:custom-shape>
          <draw:line draw:style-name="gr19" draw:text-style-name="P11" draw:layer="layout" svg:x1="2.681cm" svg:y1="3.897cm" svg:x2="2.681cm" svg:y2="4.297cm">
            <text:p/>
          </draw:line>
        </draw:g>
        <draw:g>
          <draw:custom-shape draw:style-name="gr12" draw:text-style-name="P12" draw:layer="layout" svg:width="1cm" svg:height="1cm" svg:x="4.2cm" svg:y="3.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42cm" svg:height="0.15cm" draw:transform="rotate (-1.06465084371654) translate (4.928cm 3.834cm)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" draw:layer="layout" svg:width="0.3cm" svg:height="0.3cm" draw:transform="rotate (-1.06465084371654) translate (4.874cm 3.576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5" draw:text-style-name="P12" draw:layer="layout" svg:width="0.197cm" svg:height="0.135cm" draw:transform="rotate (-1.06465084371654) translate (4.787cm 3.594cm)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5" draw:layer="layout" svg:width="0.5cm" svg:height="0.5cm" svg:x="4.276cm" svg:y="3.9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2" draw:text-style-name="P12" draw:layer="layout" svg:width="1cm" svg:height="1cm" svg:x="12.2cm" svg:y="3.5cm">
          <text:p/>
          <draw:enhanced-geometry svg:viewBox="0 0 21600 21600" draw:type="rectangle" draw:enhanced-path="M 0 0 L 21600 0 21600 21600 0 21600 0 0 Z N"/>
        </draw:custom-shape>
        <draw:g>
          <draw:custom-shape draw:style-name="gr21" draw:text-style-name="P16" draw:layer="layout" svg:width="2.012cm" svg:height="1.389cm" svg:x="18.505cm" svg:y="1.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2" draw:text-style-name="P11" draw:layer="layout" svg:x1="18.5cm" svg:y1="1.4cm" svg:x2="20.517cm" svg:y2="2.8cm">
            <text:p/>
          </draw:line>
          <draw:line draw:style-name="gr22" draw:text-style-name="P11" draw:layer="layout" svg:x1="18.5cm" svg:y1="2.8cm" svg:x2="20.517cm" svg:y2="1.4cm">
            <text:p/>
          </draw:line>
          <draw:g>
            <draw:custom-shape draw:style-name="gr23" draw:text-style-name="P17" draw:layer="layout" svg:width="1.5cm" svg:height="1.014cm" svg:x="18.755cm" svg:y="1.58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path draw:style-name="gr24" draw:text-style-name="P18" draw:layer="layout" svg:width="0.788cm" svg:height="0.705cm" svg:x="18.777cm" svg:y="1.881cm" svg:viewBox="0 0 789 706" svg:d="M0 706c306-1589 789 0 789 0z">
              <text:p/>
            </draw:path>
            <draw:path draw:style-name="gr25" draw:text-style-name="P19" draw:layer="layout" svg:width="0.788cm" svg:height="0.557cm" svg:x="19.34cm" svg:y="2.034cm" svg:viewBox="0 0 789 558" svg:d="M0 558c306-1255 789 0 789 0z">
              <text:p/>
            </draw:path>
            <draw:custom-shape draw:style-name="gr26" draw:text-style-name="P20" draw:layer="layout" svg:width="0.165cm" svg:height="0.186cm" svg:x="19.968cm" svg:y="1.69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27" draw:text-style-name="P21" draw:layer="layout" svg:width="0.198cm" svg:height="0.235cm" svg:x="18.925cm" svg:y="2.06cm">
              <draw:image xlink:href="Pictures/100015D0000047710000504B5E4079B66EF3ABFB.svg" xlink:type="simple" xlink:show="embed" xlink:actuate="onLoad" draw:mime-type="image/svg+xml">
                <text:p/>
              </draw:image>
              <draw:image xlink:href="Pictures/100002010000029E000002EAE4F236E11D5FC778.png" xlink:type="simple" xlink:show="embed" xlink:actuate="onLoad" draw:mime-type="image/png"/>
            </draw:frame>
            <draw:frame draw:style-name="gr27" draw:text-style-name="P21" draw:layer="layout" svg:width="0.227cm" svg:height="0.268cm" svg:x="19.519cm" svg:y="2.169cm">
              <draw:image xlink:href="Pictures/100015D0000047710000504B5E4079B66EF3ABFB.svg" xlink:type="simple" xlink:show="embed" xlink:actuate="onLoad" draw:mime-type="image/svg+xml">
                <text:p/>
              </draw:image>
              <draw:image xlink:href="Pictures/100002010000029E000002EAE4F236E11D5FC778.png" xlink:type="simple" xlink:show="embed" xlink:actuate="onLoad" draw:mime-type="image/png"/>
            </draw:frame>
          </draw:g>
        </draw:g>
        <draw:line draw:style-name="gr28" draw:text-style-name="P11" draw:layer="layout" svg:x1="3.3cm" svg:y1="4cm" svg:x2="4.1cm" svg:y2="4cm">
          <text:p/>
        </draw:line>
        <draw:line draw:style-name="gr28" draw:text-style-name="P11" draw:layer="layout" svg:x1="2cm" svg:y1="2.8cm" svg:x2="2.5cm" svg:y2="3.4cm">
          <text:p/>
        </draw:line>
        <draw:line draw:style-name="gr28" draw:text-style-name="P11" draw:layer="layout" svg:x1="5.275cm" svg:y1="4cm" svg:x2="6.075cm" svg:y2="4cm">
          <text:p/>
        </draw:line>
        <draw:line draw:style-name="gr28" draw:text-style-name="P11" draw:layer="layout" svg:x1="9.275cm" svg:y1="4cm" svg:x2="10.075cm" svg:y2="4cm">
          <text:p/>
        </draw:line>
        <draw:line draw:style-name="gr28" draw:text-style-name="P11" draw:layer="layout" svg:x1="7.3cm" svg:y1="4cm" svg:x2="8.1cm" svg:y2="4cm">
          <text:p/>
        </draw:line>
        <draw:line draw:style-name="gr28" draw:text-style-name="P11" draw:layer="layout" svg:x1="11.275cm" svg:y1="4cm" svg:x2="12.075cm" svg:y2="4cm">
          <text:p/>
        </draw:line>
        <draw:line draw:style-name="gr28" draw:text-style-name="P11" draw:layer="layout" svg:x1="13.275cm" svg:y1="4cm" svg:x2="14.075cm" svg:y2="4cm">
          <text:p/>
        </draw:line>
        <draw:line draw:style-name="gr28" draw:text-style-name="P11" draw:layer="layout" svg:x1="18.975cm" svg:y1="3.5cm" svg:x2="19.5cm" svg:y2="2.9cm">
          <text:p/>
        </draw:line>
        <draw:custom-shape draw:style-name="gr29" draw:text-style-name="P22" draw:layer="layout" svg:width="0.311cm" svg:height="0.3cm" svg:x="12.55cm" svg:y="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23" draw:layer="layout" svg:width="0.311cm" svg:height="0.3cm" svg:x="12.737cm" svg:y="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1" draw:text-style-name="P24" draw:layer="layout" svg:width="0.311cm" svg:height="0.3cm" svg:x="12.348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25" draw:layer="layout" svg:width="0.853cm" svg:height="0.962cm" svg:x="10.247cm" svg:y="4.738cm">
          <draw:text-box>
            <text:p>2</text:p>
          </draw:text-box>
        </draw:frame>
        <draw:frame draw:style-name="gr32" draw:text-style-name="P25" draw:layer="layout" svg:width="0.853cm" svg:height="0.962cm" svg:x="6.248cm" svg:y="4.738cm">
          <draw:text-box>
            <text:p>1</text:p>
          </draw:text-box>
        </draw:frame>
        <draw:frame draw:style-name="gr32" draw:text-style-name="P25" draw:layer="layout" svg:width="0.853cm" svg:height="0.962cm" svg:x="2.248cm" svg:y="4.738cm">
          <draw:text-box>
            <text:p>4</text:p>
          </draw:text-box>
        </draw:frame>
        <draw:frame draw:style-name="gr32" draw:text-style-name="P25" draw:layer="layout" svg:width="0.853cm" svg:height="0.962cm" svg:x="14.248cm" svg:y="4.738cm">
          <draw:text-box>
            <text:p>5</text:p>
          </draw:text-box>
        </draw:frame>
        <draw:frame draw:style-name="gr32" draw:text-style-name="P25" draw:layer="layout" svg:width="0.853cm" svg:height="0.962cm" svg:x="12.248cm" svg:y="4.738cm">
          <draw:text-box>
            <text:p>6</text:p>
          </draw:text-box>
        </draw:frame>
        <draw:frame draw:style-name="gr32" draw:text-style-name="P25" draw:layer="layout" svg:width="0.853cm" svg:height="0.962cm" svg:x="4.249cm" svg:y="4.738cm">
          <draw:text-box>
            <text:p>9</text:p>
          </draw:text-box>
        </draw:frame>
        <draw:g>
          <draw:custom-shape draw:style-name="gr12" draw:text-style-name="P12" draw:layer="layout" svg:width="1cm" svg:height="1cm" svg:x="8.2cm" svg:y="3.5cm">
            <text:p/>
            <draw:enhanced-geometry svg:viewBox="0 0 21600 21600" draw:type="rectangle" draw:enhanced-path="M 0 0 L 21600 0 21600 21600 0 21600 0 0 Z N"/>
          </draw:custom-shape>
          <draw:frame draw:style-name="gr33" draw:text-style-name="P26" draw:layer="layout" svg:width="0.811cm" svg:height="0.487cm" svg:x="8.3cm" svg:y="3.753cm">
            <draw:image xlink:href="Pictures/10000D5E00000A5600000634F4EBFC140C5BA0CC.svg" xlink:type="simple" xlink:show="embed" xlink:actuate="onLoad" draw:mime-type="image/svg+xml">
              <text:p/>
            </draw:image>
            <draw:image xlink:href="Pictures/1000020100000070000000430107D9E6A451EEA2.png" xlink:type="simple" xlink:show="embed" xlink:actuate="onLoad" draw:mime-type="image/png"/>
          </draw:frame>
        </draw:g>
        <draw:frame draw:style-name="gr32" draw:text-style-name="P25" draw:layer="layout" svg:width="0.853cm" svg:height="0.962cm" svg:x="8.249cm" svg:y="4.738cm">
          <draw:text-box>
            <text:p>3</text:p>
          </draw:text-box>
        </draw:frame>
        <draw:g>
          <draw:custom-shape draw:style-name="gr12" draw:text-style-name="P12" draw:layer="layout" svg:width="1cm" svg:height="1cm" svg:x="18.2cm" svg:y="3.5cm">
            <text:p/>
            <draw:enhanced-geometry svg:viewBox="0 0 21600 21600" draw:type="rectangle" draw:enhanced-path="M 0 0 L 21600 0 21600 21600 0 21600 0 0 Z N"/>
          </draw:custom-shape>
          <draw:frame draw:style-name="gr34" draw:text-style-name="P26" draw:layer="layout" svg:width="0.66cm" svg:height="0.66cm" svg:x="18.34cm" svg:y="3.7cm">
            <draw:image xlink:href="Pictures/100003170000029500000295F6057AA1E7E63E2D.svg" xlink:type="simple" xlink:show="embed" xlink:actuate="onLoad" draw:mime-type="image/svg+xml">
              <text:p/>
            </draw:image>
            <draw:image xlink:href="Pictures/100002010000001C0000001C5CB0B142116A3CDF.png" xlink:type="simple" xlink:show="embed" xlink:actuate="onLoad" draw:mime-type="image/png"/>
          </draw:frame>
        </draw:g>
        <draw:line draw:style-name="gr28" draw:text-style-name="P11" draw:layer="layout" svg:x1="15.314cm" svg:y1="4cm" svg:x2="16.114cm" svg:y2="4cm">
          <text:p/>
        </draw:line>
        <draw:frame draw:style-name="gr32" draw:text-style-name="P25" draw:layer="layout" svg:width="0.853cm" svg:height="0.962cm" svg:x="16.25cm" svg:y="4.738cm">
          <draw:text-box>
            <text:p>7</text:p>
          </draw:text-box>
        </draw:frame>
        <draw:g>
          <draw:custom-shape draw:style-name="gr12" draw:text-style-name="P12" draw:layer="layout" svg:width="1cm" svg:height="1cm" svg:x="16.2cm" svg:y="3.5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1" draw:layer="layout" svg:width="0.349cm" svg:height="0.313cm" svg:x="16.501cm" svg:y="3.8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36" draw:text-style-name="P2" draw:layer="layout" svg:width="0.364cm" svg:height="0.313cm" draw:transform="rotate (-3.14159265358979) translate (16.85cm 4.16cm)" draw:kind="cut" draw:start-angle="88.15" draw:end-angle="270">
            <text:p/>
          </draw:ellipse>
          <draw:line draw:style-name="gr37" draw:text-style-name="P11" draw:layer="layout" svg:x1="16.68cm" svg:y1="3.783cm" svg:x2="16.68cm" svg:y2="3.688cm">
            <text:p/>
          </draw:line>
          <draw:line draw:style-name="gr37" draw:text-style-name="P11" draw:layer="layout" svg:x1="16.68cm" svg:y1="4.319cm" svg:x2="16.68cm" svg:y2="4.224cm">
            <text:p/>
          </draw:line>
          <draw:line draw:style-name="gr37" draw:text-style-name="P11" draw:layer="layout" svg:x1="16.917cm" svg:y1="4.017cm" svg:x2="17.024cm" svg:y2="4.017cm">
            <text:p/>
          </draw:line>
          <draw:line draw:style-name="gr37" draw:text-style-name="P11" draw:layer="layout" svg:x1="16.324cm" svg:y1="4.017cm" svg:x2="16.431cm" svg:y2="4.017cm">
            <text:p/>
          </draw:line>
          <draw:line draw:style-name="gr37" draw:text-style-name="P11" draw:layer="layout" svg:x1="16.437cm" svg:y1="4.24cm" svg:x2="16.512cm" svg:y2="4.172cm">
            <text:p/>
          </draw:line>
          <draw:line draw:style-name="gr37" draw:text-style-name="P11" draw:layer="layout" svg:x1="16.845cm" svg:y1="3.846cm" svg:x2="16.92cm" svg:y2="3.778cm">
            <text:p/>
          </draw:line>
          <draw:line draw:style-name="gr37" draw:text-style-name="P11" draw:layer="layout" svg:x1="16.845cm" svg:y1="4.173cm" svg:x2="16.92cm" svg:y2="4.241cm">
            <text:p/>
          </draw:line>
          <draw:line draw:style-name="gr37" draw:text-style-name="P11" draw:layer="layout" svg:x1="16.43cm" svg:y1="3.772cm" svg:x2="16.505cm" svg:y2="3.84cm">
            <text:p/>
          </draw:line>
        </draw:g>
        <draw:line draw:style-name="gr28" draw:text-style-name="P11" draw:layer="layout" svg:x1="17.289cm" svg:y1="4cm" svg:x2="18.089cm" svg:y2="4cm">
          <text:p/>
        </draw:line>
        <draw:frame draw:style-name="gr32" draw:text-style-name="P25" draw:layer="layout" svg:width="0.853cm" svg:height="0.962cm" svg:x="18.249cm" svg:y="4.751cm">
          <draw:text-box>
            <text:p>8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Black_20_0_20_Degrees" draw:display-name="Black 0 Degrees" draw:style="single" draw:color="#000000" draw:distance="0.102cm" draw:rotation="0"/>
    <draw:fill-image draw:name="_32_0_20_Percent" draw:display-name="20 Percent" xlink:href="Pictures/100000000000000800000008D65121279EDCA62F.png" xlink:type="simple" xlink:show="embed" xlink:actuate="onLoad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1-06T07:14:12.564995319</meta:creation-date>
    <dc:date>2021-07-25T14:16:19.248690603</dc:date>
    <meta:editing-duration>PT2H18M13S</meta:editing-duration>
    <meta:editing-cycles>9</meta:editing-cycles>
    <meta:generator>LibreOffice/7.0.6.2$Linux_X86_64 LibreOffice_project/00$Build-2</meta:generator>
    <meta:document-statistic meta:object-count="88"/>
  </office:meta>
</office:document-meta>
</file>